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Rabies in Animals Reported Cases</text:p>
          </table:table-cell>
          <table:table-cell table:style-name="ce21" office:value-type="string">
            <text:p>Rabies in Animals Disease Rate per 100,000</text:p>
          </table:table-cell>
          <table:table-cell table:style-name="ce21" office:value-type="string">
            <text:p>Salmonellosis Reported Cases</text:p>
          </table:table-cell>
          <table:table-cell table:style-name="ce21" office:value-type="string">
            <text:p>Salmonellosis Rate per 100,000</text:p>
          </table:table-cell>
          <table:table-cell table:style-name="ce21" office:value-type="string">
            <text:p>Shigellosis Reported Cases</text:p>
          </table:table-cell>
          <table:table-cell table:style-name="ce21" office:value-type="string">
            <text:p>Shigello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2" office:value-type="string">
            <text:p>Accomack County</text:p>
          </table:table-cell>
          <table:table-cell table:style-name="ce23" office:value-type="float" office:value="33164">
            <text:p>33,16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3.3">
            <text:p>63.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bemarle Co., Charlottesville</text:p>
          </table:table-cell>
          <table:table-cell table:style-name="ce23" office:value-type="float" office:value="142445">
            <text:p>142,4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6.8">
            <text:p>16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leghany Co, Clifton Forge, Covington</text:p>
          </table:table-cell>
          <table:table-cell table:style-name="ce23" office:value-type="float" office:value="22211">
            <text:p>22,2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.8">
            <text:p>2.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melia County</text:p>
          </table:table-cell>
          <table:table-cell table:style-name="ce23" office:value-type="float" office:value="12690">
            <text:p>12,6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.9">
            <text:p>7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mherst County</text:p>
          </table:table-cell>
          <table:table-cell table:style-name="ce23" office:value-type="float" office:value="32353">
            <text:p>32,35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.3">
            <text:p>1.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.9">
            <text:p>30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  <table:table-cell table:style-name="ce23" office:value-type="float" office:value="14973">
            <text:p>14,97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  <table:table-cell table:style-name="ce23" office:value-type="float" office:value="207627">
            <text:p>207,6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.3">
            <text:p>19.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9">
            <text:p>1.9</text:p>
          </table:table-cell>
        </table:table-row>
        <table:table-row table:style-name="ro2">
          <table:table-cell table:style-name="ce22" office:value-type="string">
            <text:p>Augusta Co., Staunton</text:p>
          </table:table-cell>
          <table:table-cell table:style-name="ce23" office:value-type="float" office:value="97496">
            <text:p>97,49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.4">
            <text:p>2.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.4">
            <text:p>14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th County</text:p>
          </table:table-cell>
          <table:table-cell table:style-name="ce23" office:value-type="float" office:value="4731">
            <text:p>4,7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 and City</text:p>
          </table:table-cell>
          <table:table-cell table:style-name="ce23" office:value-type="float" office:value="74898">
            <text:p>74,89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.3">
            <text:p>2.3</text:p>
          </table:table-cell>
          <table:table-cell table:style-name="ce22" office:value-type="float" office:value="1722.7">
            <text:p>1722.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3">
            <text:p>1.3</text:p>
          </table:table-cell>
        </table:table-row>
        <table:table-row table:style-name="ro2">
          <table:table-cell table:style-name="ce22" office:value-type="string">
            <text:p>Bland County</text:p>
          </table:table-cell>
          <table:table-cell table:style-name="ce23" office:value-type="float" office:value="6824">
            <text:p>6,8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  <table:table-cell table:style-name="ce23" office:value-type="float" office:value="33148">
            <text:p>33,14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  <table:table-cell table:style-name="ce23" office:value-type="float" office:value="17434">
            <text:p>17,4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  <table:table-cell table:style-name="ce23" office:value-type="float" office:value="24098">
            <text:p>24,0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.4">
            <text:p>12.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1">
            <text:p>4.1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  <table:table-cell table:style-name="ce23" office:value-type="float" office:value="17146">
            <text:p>17,1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mpbell County</text:p>
          </table:table-cell>
          <table:table-cell table:style-name="ce23" office:value-type="float" office:value="54842">
            <text:p>54,8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.4">
            <text:p>16.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8">
            <text:p>1.8</text:p>
          </table:table-cell>
        </table:table-row>
        <table:table-row table:style-name="ro2">
          <table:table-cell table:style-name="ce22" office:value-type="string">
            <text:p>Caroline County</text:p>
          </table:table-cell>
          <table:table-cell table:style-name="ce23" office:value-type="float" office:value="28545">
            <text:p>28,5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  <table:table-cell table:style-name="ce23" office:value-type="float" office:value="30042">
            <text:p>30,04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.8">
            <text:p>2.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.3">
            <text:p>13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  <table:table-cell table:style-name="ce23" office:value-type="float" office:value="7256">
            <text:p>7,2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  <table:table-cell table:style-name="ce23" office:value-type="float" office:value="12586">
            <text:p>12,58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1.5">
            <text:p>71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style-name="ce23" office:value-type="float" office:value="316236">
            <text:p>316,2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.6">
            <text:p>1.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4.2">
            <text:p>14.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6">
            <text:p>0.6</text:p>
          </table:table-cell>
        </table:table-row>
        <table:table-row table:style-name="ro2">
          <table:table-cell table:style-name="ce22" office:value-type="string">
            <text:p>Clarke County</text:p>
          </table:table-cell>
          <table:table-cell table:style-name="ce23" office:value-type="float" office:value="14034">
            <text:p>14,03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.3">
            <text:p>14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raig County</text:p>
          </table:table-cell>
          <table:table-cell table:style-name="ce23" office:value-type="float" office:value="5190">
            <text:p>5,1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.3">
            <text:p>19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ulpeper County</text:p>
          </table:table-cell>
          <table:table-cell table:style-name="ce23" office:value-type="float" office:value="46689">
            <text:p>46,68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.4">
            <text:p>6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  <table:table-cell table:style-name="ce23" office:value-type="float" office:value="10052">
            <text:p>10,05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.9">
            <text:p>9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  <table:table-cell table:style-name="ce23" office:value-type="float" office:value="15903">
            <text:p>15,9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.4">
            <text:p>31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  <table:table-cell table:style-name="ce23" office:value-type="float" office:value="28001">
            <text:p>28,00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.4">
            <text:p>21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style-name="ce23" office:value-type="float" office:value="11151">
            <text:p>11,1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.9">
            <text:p>26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irfax Co./City/Falls Church</text:p>
          </table:table-cell>
          <table:table-cell table:style-name="ce23" office:value-type="float" office:value="1116623">
            <text:p>1,116,62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Fauquier County</text:p>
          </table:table-cell>
          <table:table-cell table:style-name="ce23" office:value-type="float" office:value="65203">
            <text:p>65,20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.5">
            <text:p>4.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.8">
            <text:p>13.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5">
            <text:p>1.5</text:p>
          </table:table-cell>
        </table:table-row>
        <table:table-row table:style-name="ro2">
          <table:table-cell table:style-name="ce22" office:value-type="string">
            <text:p>Floyd County</text:p>
          </table:table-cell>
          <table:table-cell table:style-name="ce23" office:value-type="float" office:value="15279">
            <text:p>15,27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.6">
            <text:p>1.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.1">
            <text:p>13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  <table:table-cell table:style-name="ce23" office:value-type="float" office:value="25691">
            <text:p>25,6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1.1">
            <text:p>31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County</text:p>
          </table:table-cell>
          <table:table-cell table:style-name="ce23" office:value-type="float" office:value="56159">
            <text:p>56,15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.3">
            <text:p>5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ederick Co., Winchester</text:p>
          </table:table-cell>
          <table:table-cell table:style-name="ce23" office:value-type="float" office:value="104508">
            <text:p>104,50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5.3">
            <text:p>15.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9">
            <text:p>2.9</text:p>
          </table:table-cell>
        </table:table-row>
        <table:table-row table:style-name="ro2">
          <table:table-cell table:style-name="ce22" office:value-type="string">
            <text:p>Giles County</text:p>
          </table:table-cell>
          <table:table-cell table:style-name="ce23" office:value-type="float" office:value="17286">
            <text:p>17,28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.4">
            <text:p>17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  <table:table-cell table:style-name="ce23" office:value-type="float" office:value="36858">
            <text:p>36,8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7.1">
            <text:p>27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  <table:table-cell table:style-name="ce23" office:value-type="float" office:value="21717">
            <text:p>21,7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ayson County</text:p>
          </table:table-cell>
          <table:table-cell table:style-name="ce23" office:value-type="float" office:value="15533">
            <text:p>15,5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  <table:table-cell table:style-name="ce23" office:value-type="float" office:value="18403">
            <text:p>18,4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3.5">
            <text:p>43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sville Co., Emporia</text:p>
          </table:table-cell>
          <table:table-cell table:style-name="ce23" office:value-type="float" office:value="18170">
            <text:p>18,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5">
            <text:p>5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lifax County</text:p>
          </table:table-cell>
          <table:table-cell table:style-name="ce23" office:value-type="float" office:value="36241">
            <text:p>36,2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5.9">
            <text:p>35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nover County</text:p>
          </table:table-cell>
          <table:table-cell table:style-name="ce23" office:value-type="float" office:value="99863">
            <text:p>99,86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.8">
            <text:p>1.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enrico County</text:p>
          </table:table-cell>
          <table:table-cell table:style-name="ce23" office:value-type="float" office:value="306935">
            <text:p>306,93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.9">
            <text:p>1.9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5.6">
            <text:p>15.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.6">
            <text:p>1.6</text:p>
          </table:table-cell>
        </table:table-row>
        <table:table-row table:style-name="ro2">
          <table:table-cell table:style-name="ce22" office:value-type="string">
            <text:p>Henry Co., Martinsville</text:p>
          </table:table-cell>
          <table:table-cell table:style-name="ce23" office:value-type="float" office:value="67972">
            <text:p>67,97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.4">
            <text:p>7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ighland County</text:p>
          </table:table-cell>
          <table:table-cell table:style-name="ce23" office:value-type="float" office:value="2321">
            <text:p>2,3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.2">
            <text:p>86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  <table:table-cell table:style-name="ce23" office:value-type="float" office:value="35270">
            <text:p>35,27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.5">
            <text:p>1.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  <table:table-cell table:style-name="ce23" office:value-type="float" office:value="67009">
            <text:p>67,00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.4">
            <text:p>16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ng and Queen County</text:p>
          </table:table-cell>
          <table:table-cell table:style-name="ce23" office:value-type="float" office:value="6945">
            <text:p>6,9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7.6">
            <text:p>57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  <table:table-cell table:style-name="ce23" office:value-type="float" office:value="23584">
            <text:p>23,5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.7">
            <text:p>12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  <table:table-cell table:style-name="ce23" office:value-type="float" office:value="15935">
            <text:p>15,9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3.9">
            <text:p>43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  <table:table-cell table:style-name="ce23" office:value-type="float" office:value="11391">
            <text:p>11,3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.6">
            <text:p>17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  <table:table-cell table:style-name="ce23" office:value-type="float" office:value="25587">
            <text:p>25,5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.2">
            <text:p>4.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.7">
            <text:p>11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  <table:table-cell table:style-name="ce23" office:value-type="float" office:value="312311">
            <text:p>312,3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.2">
            <text:p>11.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.9">
            <text:p>2.9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style-name="ce23" office:value-type="float" office:value="33153">
            <text:p>33,1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9.2">
            <text:p>39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style-name="ce23" office:value-type="float" office:value="12914">
            <text:p>12,9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.2">
            <text:p>23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style-name="ce23" office:value-type="float" office:value="13308">
            <text:p>13,30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style-name="ce23" office:value-type="float" office:value="8978">
            <text:p>8,9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3">
            <text:p>1.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.3">
            <text:p>22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style-name="ce23" office:value-type="float" office:value="32727">
            <text:p>32,7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.2">
            <text:p>9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style-name="ce23" office:value-type="float" office:value="10959">
            <text:p>10,9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.7">
            <text:p>3.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.1">
            <text:p>9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style-name="ce23" office:value-type="float" office:value="94392">
            <text:p>94,39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.4">
            <text:p>7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style-name="ce23" office:value-type="float" office:value="15020">
            <text:p>15,0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.3">
            <text:p>13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style-name="ce23" office:value-type="float" office:value="18429">
            <text:p>18,4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4">
            <text:p>5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ampton County</text:p>
          </table:table-cell>
          <table:table-cell table:style-name="ce23" office:value-type="float" office:value="12389">
            <text:p>12,3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4.6">
            <text:p>64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unty</text:p>
          </table:table-cell>
          <table:table-cell table:style-name="ce23" office:value-type="float" office:value="12330">
            <text:p>12,3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8.7">
            <text:p>48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style-name="ce23" office:value-type="float" office:value="15853">
            <text:p>15,8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.9">
            <text:p>18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style-name="ce23" office:value-type="float" office:value="33481">
            <text:p>33,4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.9">
            <text:p>11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  <table:table-cell table:style-name="ce23" office:value-type="float" office:value="24042">
            <text:p>24,0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.5">
            <text:p>12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style-name="ce23" office:value-type="float" office:value="18490">
            <text:p>18,49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.2">
            <text:p>16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style-name="ce23" office:value-type="float" office:value="63506">
            <text:p>63,50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.9">
            <text:p>1.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.7">
            <text:p>15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style-name="ce23" office:value-type="float" office:value="28046">
            <text:p>28,0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.4">
            <text:p>21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ince Edward County</text:p>
          </table:table-cell>
          <table:table-cell table:style-name="ce23" office:value-type="float" office:value="23368">
            <text:p>23,36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.5">
            <text:p>1.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.8">
            <text:p>12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ince George County</text:p>
          </table:table-cell>
          <table:table-cell table:style-name="ce23" office:value-type="float" office:value="35725">
            <text:p>35,7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.4">
            <text:p>8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. William Co./Manassas/M. Park</text:p>
          </table:table-cell>
          <table:table-cell table:style-name="ce23" office:value-type="float" office:value="454096">
            <text:p>454,09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.8">
            <text:p>1.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3.7">
            <text:p>13.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.1">
            <text:p>3.1</text:p>
          </table:table-cell>
        </table:table-row>
        <table:table-row table:style-name="ro2">
          <table:table-cell table:style-name="ce22" office:value-type="string">
            <text:p>Pulaski County</text:p>
          </table:table-cell>
          <table:table-cell table:style-name="ce23" office:value-type="float" office:value="34872">
            <text:p>34,87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.2">
            <text:p>17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appahannock County</text:p>
          </table:table-cell>
          <table:table-cell table:style-name="ce23" office:value-type="float" office:value="7373">
            <text:p>7,37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.1">
            <text:p>27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style-name="ce23" office:value-type="float" office:value="9254">
            <text:p>9,2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.6">
            <text:p>21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style-name="ce23" office:value-type="float" office:value="92376">
            <text:p>92,37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.9">
            <text:p>2.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.3">
            <text:p>17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bridge Co., Lexington</text:p>
          </table:table-cell>
          <table:table-cell table:style-name="ce23" office:value-type="float" office:value="29349">
            <text:p>29,34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.4">
            <text:p>2.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.2">
            <text:p>10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., Harrisonburg</text:p>
          </table:table-cell>
          <table:table-cell table:style-name="ce23" office:value-type="float" office:value="125228">
            <text:p>125,2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8">
            <text:p>0.8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style-name="ce23" office:value-type="float" office:value="28897">
            <text:p>28,8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.9">
            <text:p>6.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5">
            <text:p>3.5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style-name="ce23" office:value-type="float" office:value="23177">
            <text:p>23,1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.6">
            <text:p>8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style-name="ce23" office:value-type="float" office:value="41993">
            <text:p>41,99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.5">
            <text:p>1.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.1">
            <text:p>7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.8">
            <text:p>4.8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style-name="ce23" office:value-type="float" office:value="32208">
            <text:p>32,20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.4">
            <text:p>12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  <table:table-cell table:style-name="ce23" office:value-type="float" office:value="18570">
            <text:p>18,5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.2">
            <text:p>16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  <table:table-cell table:style-name="ce23" office:value-type="float" office:value="122397">
            <text:p>122,39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4.7">
            <text:p>14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style-name="ce23" office:value-type="float" office:value="128961">
            <text:p>128,9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8.6">
            <text:p>18.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8">
            <text:p>0.8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style-name="ce23" office:value-type="float" office:value="7058">
            <text:p>7,0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.2">
            <text:p>14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.2">
            <text:p>14.2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style-name="ce23" office:value-type="float" office:value="12087">
            <text:p>12,08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.5">
            <text:p>16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style-name="ce23" office:value-type="float" office:value="45078">
            <text:p>45,07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.5">
            <text:p>15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style-name="ce23" office:value-type="float" office:value="37575">
            <text:p>37,5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7">
            <text:p>2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style-name="ce23" office:value-type="float" office:value="54876">
            <text:p>54,8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3.7">
            <text:p>23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unty</text:p>
          </table:table-cell>
          <table:table-cell table:style-name="ce23" office:value-type="float" office:value="17454">
            <text:p>17,4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.4">
            <text:p>34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Co., Norton</text:p>
          </table:table-cell>
          <table:table-cell table:style-name="ce23" office:value-type="float" office:value="45410">
            <text:p>45,4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.2">
            <text:p>13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2">
            <text:p>2.2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style-name="ce23" office:value-type="float" office:value="29235">
            <text:p>29,23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.3">
            <text:p>1.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4">
            <text:p>3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., Poquoson</text:p>
          </table:table-cell>
          <table:table-cell table:style-name="ce23" office:value-type="float" office:value="77614">
            <text:p>77,6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Rabies in Animals Reported Cases</text:p>
          </table:table-cell>
          <table:table-cell table:style-name="ce21" office:value-type="string">
            <text:p>Rabies in Animals Disease Rate per 100,000</text:p>
          </table:table-cell>
          <table:table-cell table:style-name="ce21" office:value-type="string">
            <text:p>Salmonellosis Reported Cases</text:p>
          </table:table-cell>
          <table:table-cell table:style-name="ce21" office:value-type="string">
            <text:p>Salmonellosis Rate per 100,000</text:p>
          </table:table-cell>
          <table:table-cell table:style-name="ce21" office:value-type="string">
            <text:p>Shigellosis Reported Cases</text:p>
          </table:table-cell>
          <table:table-cell table:style-name="ce21" office:value-type="string">
            <text:p>Shigello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2" office:value-type="string">
            <text:p>Alexandria</text:p>
          </table:table-cell>
          <table:table-cell table:style-name="ce23" office:value-type="float" office:value="139966">
            <text:p>139,9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8.6">
            <text:p>18.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ristol</text:p>
          </table:table-cell>
          <table:table-cell table:style-name="ce23" office:value-type="float" office:value="17835">
            <text:p>17,8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.8">
            <text:p>16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ena Vista</text:p>
          </table:table-cell>
          <table:table-cell table:style-name="ce23" office:value-type="float" office:value="6650">
            <text:p>6,6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apeake</text:p>
          </table:table-cell>
          <table:table-cell table:style-name="ce23" office:value-type="float" office:value="222209">
            <text:p>222,20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Colonial Heights</text:p>
          </table:table-cell>
          <table:table-cell table:style-name="ce23" office:value-type="float" office:value="17411">
            <text:p>17,4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7">
            <text:p>5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nville</text:p>
          </table:table-cell>
          <table:table-cell table:style-name="ce23" office:value-type="float" office:value="43055">
            <text:p>43,0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.6">
            <text:p>11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City</text:p>
          </table:table-cell>
          <table:table-cell table:style-name="ce23" office:value-type="float" office:value="8582">
            <text:p>8,5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.3">
            <text:p>23.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.7">
            <text:p>11.7</text:p>
          </table:table-cell>
        </table:table-row>
        <table:table-row table:style-name="ro2">
          <table:table-cell table:style-name="ce22" office:value-type="string">
            <text:p>Fredericksburg</text:p>
          </table:table-cell>
          <table:table-cell table:style-name="ce23" office:value-type="float" office:value="24286">
            <text:p>24,2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.4">
            <text:p>12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alax</text:p>
          </table:table-cell>
          <table:table-cell table:style-name="ce23" office:value-type="float" office:value="7042">
            <text:p>7,0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mpton</text:p>
          </table:table-cell>
          <table:table-cell table:style-name="ce23" office:value-type="float" office:value="137436">
            <text:p>137,4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.7">
            <text:p>8.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2">
            <text:p>2.2</text:p>
          </table:table-cell>
        </table:table-row>
        <table:table-row table:style-name="ro2">
          <table:table-cell table:style-name="ce22" office:value-type="string">
            <text:p>Hopewell</text:p>
          </table:table-cell>
          <table:table-cell table:style-name="ce23" office:value-type="float" office:value="22591">
            <text:p>22,5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.1">
            <text:p>22.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4">
            <text:p>4.4</text:p>
          </table:table-cell>
        </table:table-row>
        <table:table-row table:style-name="ro2">
          <table:table-cell table:style-name="ce22" office:value-type="string">
            <text:p>Lynchburg</text:p>
          </table:table-cell>
          <table:table-cell table:style-name="ce23" office:value-type="float" office:value="75568">
            <text:p>75,56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5.1">
            <text:p>25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port News</text:p>
          </table:table-cell>
          <table:table-cell table:style-name="ce23" office:value-type="float" office:value="180719">
            <text:p>180,7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.3">
            <text:p>13.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6">
            <text:p>0.6</text:p>
          </table:table-cell>
        </table:table-row>
        <table:table-row table:style-name="ro2">
          <table:table-cell table:style-name="ce22" office:value-type="string">
            <text:p>Norfolk</text:p>
          </table:table-cell>
          <table:table-cell table:style-name="ce23" office:value-type="float" office:value="242803">
            <text:p>242,80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.9">
            <text:p>9.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2">
            <text:p>1.2</text:p>
          </table:table-cell>
        </table:table-row>
        <table:table-row table:style-name="ro2">
          <table:table-cell table:style-name="ce22" office:value-type="string">
            <text:p>Petersburg</text:p>
          </table:table-cell>
          <table:table-cell table:style-name="ce23" office:value-type="float" office:value="32420">
            <text:p>32,4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.3">
            <text:p>12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rtsmouth</text:p>
          </table:table-cell>
          <table:table-cell table:style-name="ce23" office:value-type="float" office:value="95535">
            <text:p>95,5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.5">
            <text:p>10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adford</text:p>
          </table:table-cell>
          <table:table-cell table:style-name="ce23" office:value-type="float" office:value="16408">
            <text:p>16,40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.6">
            <text:p>36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ity</text:p>
          </table:table-cell>
          <table:table-cell table:style-name="ce23" office:value-type="float" office:value="204214">
            <text:p>204,2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.2">
            <text:p>12.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5">
            <text:p>1.5</text:p>
          </table:table-cell>
        </table:table-row>
        <table:table-row table:style-name="ro2">
          <table:table-cell table:style-name="ce22" office:value-type="string">
            <text:p>Roanoke City</text:p>
          </table:table-cell>
          <table:table-cell table:style-name="ce23" office:value-type="float" office:value="97032">
            <text:p>97,0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.2">
            <text:p>7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alem</text:p>
          </table:table-cell>
          <table:table-cell table:style-name="ce23" office:value-type="float" office:value="24802">
            <text:p>24,8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.2">
            <text:p>24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ffolk</text:p>
          </table:table-cell>
          <table:table-cell table:style-name="ce23" office:value-type="float" office:value="84585">
            <text:p>84,58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.6">
            <text:p>1.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1.3">
            <text:p>21.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2">
            <text:p>1.2</text:p>
          </table:table-cell>
        </table:table-row>
        <table:table-row table:style-name="ro2">
          <table:table-cell table:style-name="ce22" office:value-type="string">
            <text:p>Virginia Beach</text:p>
          </table:table-cell>
          <table:table-cell table:style-name="ce23" office:value-type="float" office:value="437994">
            <text:p>437,99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.3">
            <text:p>12.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.6">
            <text:p>1.6</text:p>
          </table:table-cell>
        </table:table-row>
        <table:table-row table:style-name="ro2">
          <table:table-cell table:style-name="ce22" office:value-type="string">
            <text:p>Waynesboro</text:p>
          </table:table-cell>
          <table:table-cell table:style-name="ce23" office:value-type="float" office:value="21006">
            <text:p>21,0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.8">
            <text:p>23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lliamsburg</text:p>
          </table:table-cell>
          <table:table-cell table:style-name="ce23" office:value-type="float" office:value="14068">
            <text:p>14,0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70.6">
            <text:p>170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Rabies in Animals Reported Cases</text:p>
          </table:table-cell>
          <table:table-cell table:style-name="ce21" office:value-type="string">
            <text:p>Rabies in Animals Disease Rate per 100,000</text:p>
          </table:table-cell>
          <table:table-cell table:style-name="ce21" office:value-type="string">
            <text:p>Salmonellosis Reported Cases</text:p>
          </table:table-cell>
          <table:table-cell table:style-name="ce21" office:value-type="string">
            <text:p>Salmonellosis Rate per 100,000</text:p>
          </table:table-cell>
          <table:table-cell table:style-name="ce21" office:value-type="string">
            <text:p>Shigellosis Reported Cases</text:p>
          </table:table-cell>
          <table:table-cell table:style-name="ce21" office:value-type="string">
            <text:p>Shigello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2" office:value-type="string">
            <text:p>Central Shenandoah</text:p>
          </table:table-cell>
          <table:table-cell table:style-name="ce23" office:value-type="float" office:value="286781">
            <text:p>286,78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.7">
            <text:p>10.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.9">
            <text:p>13.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3">
            <text:p>0.3</text:p>
          </table:table-cell>
        </table:table-row>
        <table:table-row table:style-name="ro2">
          <table:table-cell table:style-name="ce22" office:value-type="string">
            <text:p>Lord Fairfax</text:p>
          </table:table-cell>
          <table:table-cell table:style-name="ce23" office:value-type="float" office:value="222152">
            <text:p>222,15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.4">
            <text:p>7.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.3">
            <text:p>11.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Rappahannock</text:p>
          </table:table-cell>
          <table:table-cell table:style-name="ce23" office:value-type="float" office:value="327773">
            <text:p>327,77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.9">
            <text:p>3.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6.5">
            <text:p>16.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3">
            <text:p>0.3</text:p>
          </table:table-cell>
        </table:table-row>
        <table:table-row table:style-name="ro2">
          <table:table-cell table:style-name="ce22" office:value-type="string">
            <text:p>Rappahannock/Rapidan</text:p>
          </table:table-cell>
          <table:table-cell table:style-name="ce23" office:value-type="float" office:value="166054">
            <text:p>166,05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.3">
            <text:p>3.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.8">
            <text:p>10.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6">
            <text:p>0.6</text:p>
          </table:table-cell>
        </table:table-row>
        <table:table-row table:style-name="ro2">
          <table:table-cell table:style-name="ce22" office:value-type="string">
            <text:p>Thomas Jefferson</text:p>
          </table:table-cell>
          <table:table-cell table:style-name="ce23" office:value-type="float" office:value="234712">
            <text:p>234,7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3.4">
            <text:p>23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west Region</text:p>
          </table:table-cell>
          <table:table-cell table:style-name="ce23" office:value-type="float" office:value="1237472">
            <text:p>1,237,472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1.1">
            <text:p>11.1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5.5">
            <text:p>15.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.6">
            <text:p>0.6</text:p>
          </table:table-cell>
        </table:table-row>
        <table:table-row table:style-name="ro2">
          <table:table-cell table:style-name="ce22" office:value-type="string">
            <text:p>Alexandria</text:p>
          </table:table-cell>
          <table:table-cell table:style-name="ce23" office:value-type="float" office:value="139966">
            <text:p>139,9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.2">
            <text:p>2.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8.6">
            <text:p>18.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rlington</text:p>
          </table:table-cell>
          <table:table-cell table:style-name="ce23" office:value-type="float" office:value="207627">
            <text:p>207,6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.3">
            <text:p>19.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9">
            <text:p>1.9</text:p>
          </table:table-cell>
        </table:table-row>
        <table:table-row table:style-name="ro2">
          <table:table-cell table:style-name="ce22" office:value-type="string">
            <text:p>Fairfax</text:p>
          </table:table-cell>
          <table:table-cell table:style-name="ce23" office:value-type="float" office:value="1116623">
            <text:p>1,116,62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9.2">
            <text:p>9.2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Loudoun</text:p>
          </table:table-cell>
          <table:table-cell table:style-name="ce23" office:value-type="float" office:value="312311">
            <text:p>312,3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.5">
            <text:p>3.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.2">
            <text:p>11.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.9">
            <text:p>2.9</text:p>
          </table:table-cell>
        </table:table-row>
        <table:table-row table:style-name="ro2">
          <table:table-cell table:style-name="ce22" office:value-type="string">
            <text:p>Prince William</text:p>
          </table:table-cell>
          <table:table-cell table:style-name="ce23" office:value-type="float" office:value="454096">
            <text:p>454,09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3.7">
            <text:p>13.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.1">
            <text:p>3.1</text:p>
          </table:table-cell>
        </table:table-row>
        <table:table-row table:style-name="ro2">
          <table:table-cell table:style-name="ce22" office:value-type="string">
            <text:p>Northern Region</text:p>
          </table:table-cell>
          <table:table-cell table:style-name="ce23" office:value-type="float" office:value="2230623">
            <text:p>2,230,62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.8">
            <text:p>3.8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12.8">
            <text:p>12.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.7">
            <text:p>2.7</text:p>
          </table:table-cell>
        </table:table-row>
        <table:table-row table:style-name="ro2">
          <table:table-cell table:style-name="ce22" office:value-type="string">
            <text:p>Alleghany</text:p>
          </table:table-cell>
          <table:table-cell table:style-name="ce23" office:value-type="float" office:value="177727">
            <text:p>177,72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.8">
            <text:p>1.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5.2">
            <text:p>15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entral Virginia</text:p>
          </table:table-cell>
          <table:table-cell table:style-name="ce23" office:value-type="float" office:value="252634">
            <text:p>252,63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.4">
            <text:p>7.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1.8">
            <text:p>21.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8">
            <text:p>0.8</text:p>
          </table:table-cell>
        </table:table-row>
        <table:table-row table:style-name="ro2">
          <table:table-cell table:style-name="ce22" office:value-type="string">
            <text:p>Cumberland Plateau</text:p>
          </table:table-cell>
          <table:table-cell table:style-name="ce23" office:value-type="float" office:value="113976">
            <text:p>113,97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.3">
            <text:p>1.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4.9">
            <text:p>14.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8">
            <text:p>1.8</text:p>
          </table:table-cell>
        </table:table-row>
        <table:table-row table:style-name="ro2">
          <table:table-cell table:style-name="ce22" office:value-type="string">
            <text:p>Lenowisco</text:p>
          </table:table-cell>
          <table:table-cell table:style-name="ce23" office:value-type="float" office:value="94174">
            <text:p>94,1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.7">
            <text:p>11.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">
            <text:p>1.1</text:p>
          </table:table-cell>
        </table:table-row>
        <table:table-row table:style-name="ro2">
          <table:table-cell table:style-name="ce22" office:value-type="string">
            <text:p>Mount Rogers</text:p>
          </table:table-cell>
          <table:table-cell table:style-name="ce23" office:value-type="float" office:value="193595">
            <text:p>193,59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.5">
            <text:p>3.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.9">
            <text:p>12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 River</text:p>
          </table:table-cell>
          <table:table-cell table:style-name="ce23" office:value-type="float" office:value="178237">
            <text:p>178,23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.7">
            <text:p>1.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.5">
            <text:p>13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ittsylvania/Danville</text:p>
          </table:table-cell>
          <table:table-cell table:style-name="ce23" office:value-type="float" office:value="106561">
            <text:p>106,56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.1">
            <text:p>14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ity</text:p>
          </table:table-cell>
          <table:table-cell table:style-name="ce23" office:value-type="float" office:value="97032">
            <text:p>97,0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.2">
            <text:p>7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 Piedmont</text:p>
          </table:table-cell>
          <table:table-cell table:style-name="ce23" office:value-type="float" office:value="142621">
            <text:p>142,62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.7">
            <text:p>1.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.7">
            <text:p>7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west Region</text:p>
          </table:table-cell>
          <table:table-cell table:style-name="ce23" office:value-type="float" office:value="1356557">
            <text:p>1,356,557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6.1">
            <text:p>16.1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4.2">
            <text:p>14.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.4">
            <text:p>0.4</text:p>
          </table:table-cell>
        </table:table-row>
        <table:table-row table:style-name="ro2">
          <table:table-cell table:style-name="ce22" office:value-type="string">
            <text:p>Chesterfield</text:p>
          </table:table-cell>
          <table:table-cell table:style-name="ce23" office:value-type="float" office:value="361693">
            <text:p>361,69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.4">
            <text:p>2.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4.4">
            <text:p>14.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6">
            <text:p>0.6</text:p>
          </table:table-cell>
        </table:table-row>
        <table:table-row table:style-name="ro2">
          <table:table-cell table:style-name="ce22" office:value-type="string">
            <text:p>Chickahominy</text:p>
          </table:table-cell>
          <table:table-cell table:style-name="ce23" office:value-type="float" office:value="147265">
            <text:p>147,26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5.6">
            <text:p>15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rater</text:p>
          </table:table-cell>
          <table:table-cell table:style-name="ce23" office:value-type="float" office:value="156052">
            <text:p>156,05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.6">
            <text:p>2.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.1">
            <text:p>14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3">
            <text:p>1.3</text:p>
          </table:table-cell>
        </table:table-row>
        <table:table-row table:style-name="ro2">
          <table:table-cell table:style-name="ce22" office:value-type="string">
            <text:p>Henrico</text:p>
          </table:table-cell>
          <table:table-cell table:style-name="ce23" office:value-type="float" office:value="306935">
            <text:p>306,93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.7">
            <text:p>1.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5.6">
            <text:p>15.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.6">
            <text:p>1.6</text:p>
          </table:table-cell>
        </table:table-row>
        <table:table-row table:style-name="ro2">
          <table:table-cell table:style-name="ce22" office:value-type="string">
            <text:p>Piedmont</text:p>
          </table:table-cell>
          <table:table-cell table:style-name="ce23" office:value-type="float" office:value="104609">
            <text:p>104,60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.6">
            <text:p>2.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4.9">
            <text:p>24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ity</text:p>
          </table:table-cell>
          <table:table-cell table:style-name="ce23" office:value-type="float" office:value="204214">
            <text:p>204,2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.2">
            <text:p>12.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5">
            <text:p>1.5</text:p>
          </table:table-cell>
        </table:table-row>
        <table:table-row table:style-name="ro2">
          <table:table-cell table:style-name="ce22" office:value-type="string">
            <text:p>Southside</text:p>
          </table:table-cell>
          <table:table-cell table:style-name="ce23" office:value-type="float" office:value="86402">
            <text:p>86,40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.8">
            <text:p>1.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8.5">
            <text:p>18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entral Region</text:p>
          </table:table-cell>
          <table:table-cell table:style-name="ce23" office:value-type="float" office:value="1367170">
            <text:p>1,367,17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6.9">
            <text:p>6.9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5.5">
            <text:p>15.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.9">
            <text:p>0.9</text:p>
          </table:table-cell>
        </table:table-row>
        <table:table-row table:style-name="ro2">
          <table:table-cell table:style-name="ce22" office:value-type="string">
            <text:p>Chesapeake</text:p>
          </table:table-cell>
          <table:table-cell table:style-name="ce23" office:value-type="float" office:value="222209">
            <text:p>222,20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Eastern Shore</text:p>
          </table:table-cell>
          <table:table-cell table:style-name="ce23" office:value-type="float" office:value="45553">
            <text:p>45,55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.4">
            <text:p>5.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3.7">
            <text:p>63.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2">
            <text:p>2.2</text:p>
          </table:table-cell>
        </table:table-row>
        <table:table-row table:style-name="ro2">
          <table:table-cell table:style-name="ce22" office:value-type="string">
            <text:p>Hampton</text:p>
          </table:table-cell>
          <table:table-cell table:style-name="ce23" office:value-type="float" office:value="137436">
            <text:p>137,4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.7">
            <text:p>8.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2">
            <text:p>2.2</text:p>
          </table:table-cell>
        </table:table-row>
        <table:table-row table:style-name="ro2">
          <table:table-cell table:style-name="ce22" office:value-type="string">
            <text:p>Norfolk</text:p>
          </table:table-cell>
          <table:table-cell table:style-name="ce23" office:value-type="float" office:value="242803">
            <text:p>242,80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.9">
            <text:p>9.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2">
            <text:p>1.2</text:p>
          </table:table-cell>
        </table:table-row>
        <table:table-row table:style-name="ro2">
          <table:table-cell table:style-name="ce22" office:value-type="string">
            <text:p>Peninsula</text:p>
          </table:table-cell>
          <table:table-cell table:style-name="ce23" office:value-type="float" office:value="339410">
            <text:p>339,4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.2">
            <text:p>2.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1.5">
            <text:p>21.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3">
            <text:p>0.3</text:p>
          </table:table-cell>
        </table:table-row>
        <table:table-row table:style-name="ro2">
          <table:table-cell table:style-name="ce22" office:value-type="string">
            <text:p>Portsmouth</text:p>
          </table:table-cell>
          <table:table-cell table:style-name="ce23" office:value-type="float" office:value="95535">
            <text:p>95,5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.5">
            <text:p>10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hree Rivers</text:p>
          </table:table-cell>
          <table:table-cell table:style-name="ce23" office:value-type="float" office:value="141255">
            <text:p>141,25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0.4">
            <text:p>30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Beach</text:p>
          </table:table-cell>
          <table:table-cell table:style-name="ce23" office:value-type="float" office:value="437994">
            <text:p>437,99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.3">
            <text:p>12.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.6">
            <text:p>1.6</text:p>
          </table:table-cell>
        </table:table-row>
        <table:table-row table:style-name="ro2">
          <table:table-cell table:style-name="ce22" office:value-type="string">
            <text:p>Western Tidewater</text:p>
          </table:table-cell>
          <table:table-cell table:style-name="ce23" office:value-type="float" office:value="147007">
            <text:p>147,00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7.9">
            <text:p>27.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4">
            <text:p>1.4</text:p>
          </table:table-cell>
        </table:table-row>
        <table:table-row table:style-name="ro2">
          <table:table-cell table:style-name="ce22" office:value-type="string">
            <text:p>Eastern Region</text:p>
          </table:table-cell>
          <table:table-cell table:style-name="ce23" office:value-type="float" office:value="1809202">
            <text:p>1,809,202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.7">
            <text:p>4.7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.2">
            <text:p>1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